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1pt" fo:font-weight="normal" officeooo:rsid="0016d5e6" officeooo:paragraph-rsid="0016d5e6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1">
      <style:text-properties fo:font-size="12pt" fo:font-weight="normal" officeooo:rsid="0016d5e6" officeooo:paragraph-rsid="0016d5e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6d5e6" officeooo:paragraph-rsid="0016d5e6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officeooo:rsid="001850a5" officeooo:paragraph-rsid="001850a5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850a5" officeooo:paragraph-rsid="001850a5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fo:font-size="12pt" fo:font-weight="normal" officeooo:rsid="001850a5" officeooo:paragraph-rsid="001850a5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1850a5"/>
    </style:style>
    <style:style style:name="P9" style:family="paragraph" style:parent-style-name="Standard" style:list-style-name="L4">
      <style:text-properties officeooo:paragraph-rsid="001850a5"/>
    </style:style>
    <style:style style:name="P10" style:family="paragraph" style:parent-style-name="Standard" style:list-style-name="L5">
      <style:text-properties style:font-name="Liberation Serif" officeooo:rsid="001850a5" officeooo:paragraph-rsid="001850a5" fo:background-color="#ffffff"/>
    </style:style>
    <style:style style:name="T1" style:family="text">
      <style:text-properties fo:font-weight="bold" officeooo:rsid="0016d5e6" style:font-weight-asian="bold" style:font-weight-complex="bold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1850a5" fo:background-color="#dddddd" loext:char-shading-value="0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850a5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 fo:background-color="#ffffff"/>
    </style:style>
    <style:style style:name="T7" style:family="text">
      <style:text-properties fo:font-size="12pt" fo:font-weight="normal" fo:background-color="#dddddd" loext:char-shading-value="0" style:font-size-asian="12pt" style:font-weight-asian="normal" style:font-size-complex="12pt" style:font-weight-complex="normal"/>
    </style:style>
    <style:style style:name="T8" style:family="text">
      <style:text-properties officeooo:rsid="001850a5"/>
    </style:style>
    <style:style style:name="T9" style:family="text">
      <style:text-properties style:font-name="Liberation Mono"/>
    </style:style>
    <style:style style:name="T10" style:family="text">
      <style:text-properties style:font-name="Liberation Mono" fo:background-color="#dddddd" loext:char-shading-value="0"/>
    </style:style>
    <style:style style:name="T11" style:family="text">
      <style:text-properties style:font-name="Liberation Mono" officeooo:rsid="001850a5" fo:background-color="#dddddd" loext:char-shading-value="0"/>
    </style:style>
    <style:style style:name="T12" style:family="text">
      <style:text-properties style:font-name="Liberation Mono" fo:background-color="#dddddd" loext:char-shading-value="0"/>
    </style:style>
    <style:style style:name="T13" style:family="text">
      <style:text-properties style:font-name="Liberation Mono" fo:font-size="12pt" fo:font-weight="normal" officeooo:rsid="001850a5" style:font-size-asian="12pt" style:font-weight-asian="normal" style:font-size-complex="12pt" style:font-weight-complex="normal"/>
    </style:style>
    <style:style style:name="T14" style:family="text">
      <style:text-properties style:font-name="Liberation Mono" fo:font-size="12pt" fo:font-weight="normal" officeooo:rsid="001850a5" fo:background-color="#dddddd" loext:char-shading-value="0" style:font-size-asian="12pt" style:font-weight-asian="normal" style:font-size-complex="12pt" style:font-weight-complex="normal"/>
    </style:style>
    <style:style style:name="T15" style:family="text">
      <style:text-properties style:font-name="Liberation Mono" fo:font-size="12pt" fo:font-weight="normal" officeooo:rsid="001850a5" fo:background-color="#dddddd" loext:char-shading-value="0" style:font-size-asian="12pt" style:font-weight-asian="normal" style:font-size-complex="12pt" style:font-weight-complex="normal"/>
    </style:style>
    <style:style style:name="T16" style:family="text">
      <style:text-properties style:font-name="Liberation Mono" fo:font-size="12pt" fo:font-weight="normal" fo:background-color="#dddddd" loext:char-shading-value="0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1"/><text:span text:style-name="T1">Adding a Power On/Off Button to Pi </text:span></text:p>
      <text:p text:style-name="P1"><text:span text:style-name="T1"/></text:p>
      <text:p text:style-name="P2"/>
      <text:list xml:id="list6985167040097451953" text:style-name="L1">
        <text:list-item>
          <text:p text:style-name="P3">When powered and shutdown, shorting the pin GPIO3 with GND will wake up the Pi. This is an <text:span text:style-name="T8">inbuilt</text:span> feature available in all models of Raspberry Pi. Therefore, this is the wake up functionality. </text:p>
        </text:list-item>
        <text:list-item>
          <text:p text:style-name="P3">For implementing the sleep functionality, configure the pin GPIO3 as an interrupt pin that detects falling edge. The script that does this is <text:span text:style-name="T2">ListenForShutdown.py</text:span>. </text:p>
        </text:list-item>
        <text:list-item>
          <text:p text:style-name="P3">This file should be placed in the directory <text:span text:style-name="T2">/etc/local/bin</text:span> and should be made executable using the following command</text:p>
          <text:p text:style-name="P3"><text:s text:c="16"/></text:p>
          <text:p text:style-name="P3"><text:span text:style-name="Source_20_Text"><text:s text:c="6"/></text:span><text:span text:style-name="Source_20_Text"><text:span text:style-name="T2">sudo chmod +x /usr/local/bin/ListenForShutdown.py</text:span></text:span><text:span text:style-name="Source_20_Text"> </text:span></text:p>
          <text:p text:style-name="P3"><text:s text:c="13"/></text:p>
        </text:list-item>
        <text:list-item>
          <text:p text:style-name="P3">We should have a <text:span text:style-name="T8">provision to start and stop this service. This is done by the script </text:span><text:span text:style-name="T3">ListenForShutdown.py</text:span><text:span text:style-name="T8">. This should be placed in the directory /etc/init.d and should be made executable using the following command</text:span></text:p>
        </text:list-item>
      </text:list>
      <text:p text:style-name="P4"><text:s/></text:p>
      <text:p text:style-name="P4"><text:s text:c="27"/><text:span text:style-name="T11">sudo chmod +x /etc/init.d/ListenForShutdown.sh</text:span></text:p>
      <text:p text:style-name="P4"/>
      <text:list xml:id="list3910965384989862095" text:style-name="L2">
        <text:list-item>
          <text:p text:style-name="P5">This script should be registered to run on boot. Execute</text:p>
        </text:list-item>
      </text:list>
      <text:p text:style-name="P6"><text:s text:c="25"/></text:p>
      <text:p text:style-name="P6"><text:s text:c="29"/><text:span text:style-name="T12">sudo update-rc.d ListenForShutdown.sh defaults</text:span></text:p>
      <text:p text:style-name="P6"/>
      <text:list xml:id="list5259611300326264714" text:style-name="L3">
        <text:list-item>
          <text:p text:style-name="P7">By default, the service will be running. </text:p>
        </text:list-item>
        <text:list-item>
          <text:p text:style-name="P7">To stop, use </text:p>
        </text:list-item>
      </text:list>
      <text:p text:style-name="P6"><text:s text:c="2"/></text:p>
      <text:p text:style-name="P6"><text:s text:c="30"/><text:span text:style-name="T12">sudo /etc/init.d/ListenForShutdown start</text:span></text:p>
      <text:p text:style-name="P6"/>
      <text:list xml:id="list4307011546269811463" text:style-name="L4">
        <text:list-item>
          <text:p text:style-name="P9"><text:span text:style-name="T5">To start, use </text:span></text:p>
        </text:list-item>
      </text:list>
      <text:p text:style-name="P8"><text:span text:style-name="T5"><text:s/></text:span></text:p>
      <text:p text:style-name="P8"><text:span text:style-name="T5"><text:s text:c="31"/></text:span><text:span text:style-name="T15">sudo /etc/init.d/ListenForShutdown stop</text:span></text:p>
      <text:p text:style-name="P8"><text:span text:style-name="T15"/></text:p>
      <text:list xml:id="list8139280476580780337" text:style-name="L5">
        <text:list-item>
          <text:p text:style-name="P10"><text:span text:style-name="T4">An alias can be created and added to the .bash_aliases file to make it shor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6:56:33.608731009</meta:creation-date>
    <dc:date>2017-06-01T17:25:25.880728986</dc:date>
    <meta:editing-duration>PT4M5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86" meta:character-count="1383" meta:non-whitespace-character-count="995"/>
  </office:meta>
</office:document-meta>
</file>